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margin-left="14.29mm" fo:margin-right="0mm" fo:text-indent="-14.29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 : DDMMYYYY</text:p>
      <text:p text:style-name="P1"></text:p>
      <text:p text:style-name="P1"></text:p>
      <text:p text:style-name="P1"></text:p>
      <text:p text:style-name="P1"></text:p>
      <text:p text:style-name="P1">The Board of Directors</text:p>
      <text:p text:style-name="P1"><text:span text:style-name="T1">AAA</text:span></text:p>
      <text:p text:style-name="P1">V1</text:p>
      <text:p text:style-name="P1">V2</text:p>
      <text:p text:style-name="P1">V3</text:p>
      <text:p text:style-name="P1"></text:p>
      <text:p text:style-name="P1"></text:p>
      <text:p text:style-name="P1"></text:p>
      <text:p text:style-name="P1">Dear Sirs/ Mdm</text:p>
      <text:p text:style-name="P1"></text:p>
      <text:p text:style-name="P1"><text:span text:style-name="T1">RE : CONSENT OF WAIVER TO THE PRE-EMPTION RIGHT</text:span></text:p>
      <text:p text:style-name="P1"></text:p>
      <text:p text:style-name="P1">*I/<text:span text:style-name="T4">We</text:span> being the shareholder(s) of <text:span text:style-name="T1">AAA (Co. Reg. No : BBB)</text:span>, hereby given notice of *my/<text:span text:style-name="T4">our</text:span> consent to waive *my/<text:span text:style-name="T4">our</text:span> Pre-Emption right under the Company Articles and that *I/<text:span text:style-name="T4">we</text:span> do not have any objection to the :</text:p>
      <text:p text:style-name="P1"></text:p>
      <text:p text:style-name="P3">1.<text:tab/>Transfer of _________ Thousand (XXX) Ordinary Shares of SGD1.00 each from CCC, NRIC : NNN1 to DDD, NRIC : NNN2.</text:p>
      <text:p text:style-name="P3"></text:p>
      <text:p text:style-name="P3">2<text:tab/>I certify that I do not have any claims whatsoever against the Company.</text:p>
      <text:p text:style-name="P1"></text:p>
      <text:p text:style-name="P1"></text:p>
      <text:p text:style-name="P1"></text:p>
      <text:p text:style-name="P2"><text:span text:style-name="T3">SHAREHOLDER :</text:span></text:p>
      <text:p text:style-name="P1"></text:p>
      <text:p text:style-name="P1"></text:p>
      <text:p text:style-name="P1"></text:p>
      <text:p text:style-name="P1">_______________________________<text:tab/><text:tab/></text:p>
      <text:p text:style-name="P1">DDD<text:tab/><text:tab/><text:tab/><text:tab/><text:tab/><text:tab/><text:tab/></text:p>
      <text:p text:style-name="P1">NRIC No : NNN1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* Delete where nece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6:31</meta:creation-date>
    <dc:date>2015-12-11T10:58:21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0" meta:word-count="107" meta:character-count="636" meta:non-whitespace-character-count="497"/>
    <meta:generator>LibreOffice/3.5$Linux_X86_64 LibreOffice_project/350m1$Build-2</meta:generator>
  </office:meta>
</office:document-meta>
</file>